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08bd2" officeooo:paragraph-rsid="00008bd2"/>
    </style:style>
    <style:style style:name="P2" style:family="paragraph" style:parent-style-name="Standard">
      <style:paragraph-properties fo:text-align="justify" style:justify-single-word="false"/>
      <style:text-properties officeooo:rsid="0001f79d" officeooo:paragraph-rsid="0001f79d"/>
    </style:style>
    <style:style style:name="P3" style:family="paragraph" style:parent-style-name="Standard">
      <style:paragraph-properties fo:text-align="justify" style:justify-single-word="false"/>
      <style:text-properties officeooo:rsid="0001f79d" officeooo:paragraph-rsid="00035ce8"/>
    </style:style>
    <style:style style:name="P4" style:family="paragraph" style:parent-style-name="Standard">
      <style:paragraph-properties fo:text-align="justify" style:justify-single-word="false"/>
      <style:text-properties officeooo:rsid="0001f79d" officeooo:paragraph-rsid="000512af"/>
    </style:style>
    <style:style style:name="P5" style:family="paragraph" style:parent-style-name="Standard">
      <style:paragraph-properties fo:text-align="justify" style:justify-single-word="false"/>
      <style:text-properties officeooo:rsid="0001f79d" officeooo:paragraph-rsid="00064eae"/>
    </style:style>
    <style:style style:name="P6" style:family="paragraph" style:parent-style-name="Standard">
      <style:paragraph-properties fo:text-align="justify" style:justify-single-word="false"/>
      <style:text-properties officeooo:rsid="0001f79d" officeooo:paragraph-rsid="0006962b"/>
    </style:style>
    <style:style style:name="P7" style:family="paragraph" style:parent-style-name="Standard">
      <style:paragraph-properties fo:text-align="justify" style:justify-single-word="false"/>
      <style:text-properties officeooo:rsid="0001f79d" officeooo:paragraph-rsid="0006a623"/>
    </style:style>
    <style:style style:name="P8" style:family="paragraph" style:parent-style-name="Standard">
      <style:paragraph-properties fo:text-align="justify" style:justify-single-word="false"/>
      <style:text-properties officeooo:rsid="0001f79d" officeooo:paragraph-rsid="0007387c"/>
    </style:style>
    <style:style style:name="P9" style:family="paragraph" style:parent-style-name="Standard">
      <style:paragraph-properties fo:text-align="justify" style:justify-single-word="false"/>
      <style:text-properties officeooo:rsid="00035ce8" officeooo:paragraph-rsid="00035ce8"/>
    </style:style>
    <style:style style:name="P10" style:family="paragraph" style:parent-style-name="Standard">
      <style:paragraph-properties fo:text-align="justify" style:justify-single-word="false"/>
      <style:text-properties officeooo:rsid="00035ce8" officeooo:paragraph-rsid="00064eae"/>
    </style:style>
    <style:style style:name="P11" style:family="paragraph" style:parent-style-name="Standard">
      <style:paragraph-properties fo:text-align="justify" style:justify-single-word="false"/>
      <style:text-properties officeooo:rsid="000512af" officeooo:paragraph-rsid="00035ce8"/>
    </style:style>
    <style:style style:name="P12" style:family="paragraph" style:parent-style-name="Standard">
      <style:paragraph-properties fo:text-align="justify" style:justify-single-word="false"/>
      <style:text-properties officeooo:rsid="000512af" officeooo:paragraph-rsid="0006962b"/>
    </style:style>
    <style:style style:name="P13" style:family="paragraph" style:parent-style-name="Standard">
      <style:paragraph-properties fo:text-align="center" style:justify-single-word="false"/>
      <style:text-properties officeooo:rsid="00064eae" officeooo:paragraph-rsid="00064eae"/>
    </style:style>
    <style:style style:name="P14" style:family="paragraph" style:parent-style-name="Standard">
      <style:paragraph-properties fo:text-align="justify" style:justify-single-word="false"/>
      <style:text-properties officeooo:rsid="00064eae" officeooo:paragraph-rsid="00064eae"/>
    </style:style>
    <style:style style:name="P15" style:family="paragraph" style:parent-style-name="Standard">
      <style:paragraph-properties fo:text-align="justify" style:justify-single-word="false"/>
      <style:text-properties officeooo:rsid="0006962b" officeooo:paragraph-rsid="0006962b"/>
    </style:style>
    <style:style style:name="P16" style:family="paragraph" style:parent-style-name="Standard">
      <style:paragraph-properties fo:text-align="justify" style:justify-single-word="false"/>
      <style:text-properties officeooo:rsid="0006a623" officeooo:paragraph-rsid="0006a623"/>
    </style:style>
    <style:style style:name="P17" style:family="paragraph" style:parent-style-name="Standard">
      <style:paragraph-properties fo:text-align="justify" style:justify-single-word="false"/>
      <style:text-properties fo:color="#ff3333" officeooo:rsid="0001f79d" officeooo:paragraph-rsid="00064eae"/>
    </style:style>
    <style:style style:name="P18" style:family="paragraph" style:parent-style-name="Standard">
      <style:paragraph-properties fo:text-align="justify" style:justify-single-word="false"/>
      <style:text-properties fo:color="#ff3333" officeooo:rsid="0001f79d" officeooo:paragraph-rsid="00035ce8"/>
    </style:style>
    <style:style style:name="P19" style:family="paragraph" style:parent-style-name="Standard">
      <style:paragraph-properties fo:text-align="justify" style:justify-single-word="false"/>
      <style:text-properties fo:color="#ff3333" officeooo:rsid="0001f79d" officeooo:paragraph-rsid="000512af"/>
    </style:style>
    <style:style style:name="P20" style:family="paragraph" style:parent-style-name="Standard">
      <style:paragraph-properties fo:text-align="justify" style:justify-single-word="false"/>
      <style:text-properties fo:color="#ff3333" officeooo:rsid="0001f79d" officeooo:paragraph-rsid="0006962b"/>
    </style:style>
    <style:style style:name="P21" style:family="paragraph" style:parent-style-name="Standard">
      <style:paragraph-properties fo:text-align="justify" style:justify-single-word="false"/>
      <style:text-properties fo:color="#ff3333" officeooo:rsid="0001f79d" officeooo:paragraph-rsid="0006a623"/>
    </style:style>
    <style:style style:name="P22" style:family="paragraph" style:parent-style-name="Standard">
      <style:paragraph-properties fo:text-align="start" style:justify-single-word="false"/>
      <style:text-properties fo:color="#ff3333" style:text-underline-style="none" officeooo:rsid="0001f79d" officeooo:paragraph-rsid="0007387c"/>
    </style:style>
    <style:style style:name="P23" style:family="paragraph" style:parent-style-name="Standard">
      <style:paragraph-properties fo:text-align="justify" style:justify-single-word="false"/>
      <style:text-properties officeooo:rsid="0007387c" officeooo:paragraph-rsid="0007387c"/>
    </style:style>
    <style:style style:name="P24" style:family="paragraph" style:parent-style-name="Standard">
      <style:paragraph-properties fo:text-align="justify" style:justify-single-word="false"/>
      <style:text-properties fo:color="#000000" officeooo:rsid="00079442" officeooo:paragraph-rsid="00079442"/>
    </style:style>
    <style:style style:name="P25" style:family="paragraph" style:parent-style-name="Standard">
      <style:paragraph-properties fo:text-align="justify" style:justify-single-word="false" fo:break-before="page"/>
      <style:text-properties officeooo:rsid="000512af" officeooo:paragraph-rsid="000512af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1" officeooo:rsid="000512af" style:font-name-asian="Liberation Serif1" style:font-name-complex="Liberation Serif1"/>
    </style:style>
    <style:style style:name="T3" style:family="text">
      <style:text-properties style:font-name="Liberation Serif1" officeooo:rsid="0006962b" style:font-name-asian="Liberation Serif1" style:font-name-complex="Liberation Serif1"/>
    </style:style>
    <style:style style:name="T4" style:family="text">
      <style:text-properties style:font-name="Liberation Serif1" officeooo:rsid="0001f79d" style:font-name-asian="Liberation Serif1" style:font-name-complex="Liberation Serif1"/>
    </style:style>
    <style:style style:name="T5" style:family="text">
      <style:text-properties style:font-name="Liberation Serif1" officeooo:rsid="0006a623" style:font-name-asian="Liberation Serif1" style:font-name-complex="Liberation Serif1"/>
    </style:style>
    <style:style style:name="T6" style:family="text">
      <style:text-properties officeooo:rsid="00035ce8"/>
    </style:style>
    <style:style style:name="T7" style:family="text">
      <style:text-properties officeooo:rsid="00064eae"/>
    </style:style>
    <style:style style:name="T8" style:family="text">
      <style:text-properties officeooo:rsid="0006962b"/>
    </style:style>
    <style:style style:name="T9" style:family="text">
      <style:text-properties officeooo:rsid="0007387c"/>
    </style:style>
    <style:style style:name="T10" style:family="text">
      <style:text-properties fo:color="#ff3333"/>
    </style:style>
    <style:style style:name="T11" style:family="text">
      <style:text-properties fo:color="#ff3333" style:font-name="Liberation Serif1" style:font-name-asian="Liberation Serif1" style:font-name-complex="Liberation Serif1"/>
    </style:style>
    <style:style style:name="T12" style:family="text">
      <style:text-properties fo:color="#ff3333" officeooo:rsid="0007387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QUESTIONÁRIO</text:p>
      <text:p text:style-name="P13"/>
      <text:p text:style-name="P23">NOME: <text:span text:style-name="T10">Kamylla Myrthes</text:span></text:p>
      <text:p text:style-name="P24">CARGO: <text:span text:style-name="T10">Professora do Ensino Médio da Rede Estadual</text:span></text:p>
      <text:p text:style-name="P2"/>
      <text:p text:style-name="P2"><text:span text:style-name="T6">1. </text:span>Considere um sistema que preencha vagas de escolas de acordo com interesse e desempenho dos alunos candidatos. Você acredita que <text:span text:style-name="T6">esse</text:span> sistema <text:span text:style-name="T7">seria útil?</text:span></text:p>
      <text:p text:style-name="P17"><text:span text:style-name="T1">□</text:span>Sim</text:p>
      <text:p text:style-name="P5"><text:span text:style-name="T1">□</text:span>Não</text:p>
      <text:p text:style-name="P5"><text:span text:style-name="T1">□</text:span>Talvez</text:p>
      <text:p text:style-name="P2"/>
      <text:p text:style-name="P5"><text:span text:style-name="T7">2. Você acha que esse sistema </text:span>poderia contribuir <text:span text:style-name="T6">para formação de turmas com perfil semelhante ao que cada escola deseja</text:span>? </text:p>
      <text:p text:style-name="P17"><text:span text:style-name="T1">□</text:span>Sim</text:p>
      <text:p text:style-name="P5"><text:span text:style-name="T1">□</text:span>Não</text:p>
      <text:p text:style-name="P5"><text:span text:style-name="T1">□</text:span>Talvez</text:p>
      <text:p text:style-name="P2"/>
      <text:p text:style-name="P2"><text:span text:style-name="T7">3. </text:span>Você conhece ou já utilizou algum aplicativo que já faça isso? Caso afirmativo, informe o nome do aplicativo abaixo:</text:p>
      <text:p text:style-name="P3"><text:span text:style-name="T1">□</text:span>Sim. <text:span text:style-name="T6">Qual? _____________________________________________________</text:span></text:p>
      <text:p text:style-name="P18"><text:span text:style-name="T1">□</text:span>Não</text:p>
      <text:p text:style-name="P3"/>
      <text:p text:style-name="P2"><text:span text:style-name="T7">4. </text:span>Você acredita que a adoção desse sistema poderia <text:span text:style-name="T6">melhorar a gestão dos alunos nas redes de ensino em que for implantado</text:span>?</text:p>
      <text:p text:style-name="P18"><text:span text:style-name="T1">□</text:span>Sim</text:p>
      <text:p text:style-name="P3"><text:span text:style-name="T1">□</text:span>Não</text:p>
      <text:p text:style-name="P3"/>
      <text:p text:style-name="P8"><text:span text:style-name="T7">5. </text:span>Do seu ponto de vista, qual funcionalidade <text:span text:style-name="T6">do sistema </text:span>seria um diferencial inovador?</text:p>
      <text:p text:style-name="P22">A busca pela satisfação do aluno e da escola.</text:p>
      <text:p text:style-name="P3"><text:s/></text:p>
      <text:p text:style-name="P9"><text:span text:style-name="T7">6</text:span>. Você acredita que o sistema ajudará alunos a ingressar em escolas que tenham mais a ver com eles?</text:p>
      <text:p text:style-name="P18"><text:span text:style-name="T1">□</text:span>Sim</text:p>
      <text:p text:style-name="P3"><text:span text:style-name="T1">□</text:span>Não</text:p>
      <text:p text:style-name="P8"><text:span text:style-name="T1">□</text:span>Talvez</text:p>
      <text:p text:style-name="P3"/>
      <text:p text:style-name="P2"><text:span text:style-name="T7">7. </text:span>Você recomendaria <text:span text:style-name="T6">esse sistema</text:span> <text:span text:style-name="T6">a pessoas que trabalham com educação, seja ela pública ou privada</text:span>?</text:p>
      <text:p text:style-name="P3"><text:span text:style-name="T1">□</text:span>Sim</text:p>
      <text:p text:style-name="P3"><text:span text:style-name="T1">□</text:span>Não</text:p>
      <text:p text:style-name="P18"><text:span text:style-name="T1">□</text:span>Talvez</text:p>
      <text:p text:style-name="P3"/>
      <text:p text:style-name="P10"><text:span text:style-name="T7">8</text:span>. Você considera importante que o sistema satisfaça os critérios tanto do aluno quanto <text:span text:style-name="T7">d</text:span>a instituição que está disponibilizando as vagas?</text:p>
      <text:p text:style-name="P18"><text:span text:style-name="T1">□</text:span>Sim</text:p>
      <text:p text:style-name="P3"><text:span text:style-name="T1">□</text:span>Não</text:p>
      <text:p text:style-name="P3"/>
      <text:p text:style-name="P14">9. Você acha que o sistema teria impacto positivo no trabalho dos professores?</text:p>
      <text:p text:style-name="P17"><text:span text:style-name="T1">□</text:span>Sim</text:p>
      <text:p text:style-name="P5"><text:span text:style-name="T1">□</text:span>Não</text:p>
      <text:p text:style-name="P5"><text:span text:style-name="T1">□</text:span>Talvez</text:p>
      <text:p text:style-name="P11"/>
      <text:p text:style-name="P25"><text:span text:style-name="T7">10</text:span>. Qual plataforma você considera ideal para <text:span text:style-name="T8">o desenvolvimento</text:span> do sistema?</text:p>
      <text:p text:style-name="P4"><text:span text:style-name="T1">□</text:span><text:span text:style-name="T2">Desktop</text:span></text:p>
      <text:p text:style-name="P19"><text:span text:style-name="T1">□</text:span><text:span text:style-name="T2">Web</text:span></text:p>
      <text:p text:style-name="P4"><text:span text:style-name="T1">□</text:span><text:span text:style-name="T2">Outra: ________________________________________________</text:span></text:p>
      <text:p text:style-name="P4"><text:span text:style-name="T2"/></text:p>
      <text:p text:style-name="P15"><text:span text:style-name="T2">1</text:span><text:span text:style-name="T1">1. Você acha que o sistema será utilizado de forma satisfatória pelo seu público-alvo (em sua grande maioria, estudantes)?</text:span></text:p>
      <text:p text:style-name="P20"><text:span text:style-name="T1">□</text:span>Sim</text:p>
      <text:p text:style-name="P6"><text:span text:style-name="T1">□</text:span>Não</text:p>
      <text:p text:style-name="P15"><text:span text:style-name="T4">□Talvez</text:span><text:span text:style-name="T1"> </text:span></text:p>
      <text:p text:style-name="P4"><text:span text:style-name="T2"/></text:p>
      <text:p text:style-name="P12"><text:span text:style-name="T3">12</text:span><text:span text:style-name="T1">. </text:span><text:span text:style-name="T3">Você acredita que o sistema motivaria alunos a obterem melhores notas para serem selecionados pela escola que desejam?</text:span></text:p>
      <text:p text:style-name="P20"><text:span text:style-name="T1">□</text:span>Sim</text:p>
      <text:p text:style-name="P6"><text:span text:style-name="T1">□</text:span>Não</text:p>
      <text:p text:style-name="P12"><text:span text:style-name="T4">□Talvez</text:span></text:p>
      <text:p text:style-name="P12"><text:span text:style-name="T4"/></text:p>
      <text:p text:style-name="P12"><text:span text:style-name="T3">13. </text:span><text:span text:style-name="T5">Na sua opinião, o sistema motivaria escolas a investirem em infraestrutura para atrair estudantes com bom desempenho?</text:span></text:p>
      <text:p text:style-name="P7"><text:span text:style-name="T1">□</text:span>Sim</text:p>
      <text:p text:style-name="P7"><text:span text:style-name="T1">□</text:span>Não</text:p>
      <text:p text:style-name="P21"><text:span text:style-name="T5">□Talvez</text:span></text:p>
      <text:p text:style-name="P7"><text:span text:style-name="T5"/></text:p>
      <text:p text:style-name="P16"><text:span text:style-name="T1">14. Na sua visão, haveria alguma dificuldade para a implantação do sistema? Se sim, qual?</text:span></text:p>
      <text:p text:style-name="P7"><text:span text:style-name="T11">□</text:span><text:span text:style-name="T10">Sim</text:span>: <text:span text:style-name="T12">A adesão da rede de ensino.</text:span></text:p>
      <text:p text:style-name="P7"><text:span text:style-name="T1">□</text:span>Não</text:p>
      <text:p text:style-name="P7"/>
      <text:p text:style-name="P16">15. Se estivesse dentro dos critérios, você utilizaria este sistema?</text:p>
      <text:p text:style-name="P21"><text:span text:style-name="T1">□</text:span>Sim</text:p>
      <text:p text:style-name="P7"><text:span text:style-name="T1">□</text:span>Não</text:p>
      <text:p text:style-name="P7"><text:span text:style-name="T1">□</text:span>Talvez</text:p>
      <text:p text:style-name="P7"><text:span text:style-name="T1"/></text:p>
      <text:p text:style-name="P3"/>
      <text:p text:style-name="P3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23:57:34.784000000</meta:creation-date>
    <dc:date>2017-09-12T02:46:15.990000000</dc:date>
    <meta:editing-duration>PT13M21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2" meta:paragraph-count="59" meta:word-count="330" meta:character-count="2077" meta:non-whitespace-character-count="1800"/>
  </office:meta>
</office:document-meta>
</file>